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Khmer OS" fo:font-size="16pt" officeooo:rsid="000527c6" officeooo:paragraph-rsid="000527c6" fo:background-color="#18a303" style:font-name-complex="Khmer OS"/>
    </style:style>
    <style:style style:name="P2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bold" officeooo:rsid="000527c6" officeooo:paragraph-rsid="000527c6" fo:background-color="transparent" style:font-size-asian="16pt" style:font-weight-asian="bold" style:font-name-complex="Khmer OS" style:font-size-complex="16pt" style:font-weight-complex="bold"/>
    </style:style>
    <style:style style:name="P3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bold" officeooo:rsid="0007006c" officeooo:paragraph-rsid="0007006c" fo:background-color="transparent" style:font-size-asian="16pt" style:font-weight-asian="bold" style:font-name-complex="Khmer OS" style:font-size-complex="16pt" style:font-weight-complex="bold"/>
    </style:style>
    <style:style style:name="P4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bold" officeooo:rsid="000817e6" officeooo:paragraph-rsid="000817e6" fo:background-color="transparent" style:font-size-asian="16pt" style:font-weight-asian="bold" style:font-name-complex="Khmer OS" style:font-size-complex="16pt" style:font-weight-complex="bold"/>
    </style:style>
    <style:style style:name="P5" style:family="paragraph" style:parent-style-name="Standard">
      <style:text-properties fo:color="#000000" style:font-name="Khmer OS" fo:font-size="18pt" style:text-underline-style="solid" style:text-underline-width="auto" style:text-underline-color="font-color" fo:font-weight="bold" officeooo:rsid="000527c6" officeooo:paragraph-rsid="000527c6" fo:background-color="transparent" style:font-weight-asian="bold" style:font-name-complex="Khmer OS" style:font-weight-complex="bold"/>
    </style:style>
    <style:style style:name="T1" style:family="text">
      <style:text-properties officeooo:rsid="0007006c"/>
    </style:style>
    <style:style style:name="T2" style:family="text">
      <style:text-properties officeooo:rsid="00087d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03/Feb/2021</text:p>
      <text:p text:style-name="P1"/>
      <text:p text:style-name="P5">+ Array</text:p>
      <text:p text:style-name="P5"/>
      <text:p text:style-name="P2"><text:span text:style-name="T1">1. </text:span>គេមានarray២វិមាត្រ (A, S0, S1) ជាមួយ 0 &lt;= S0 &lt;= 3, <text:s/>0&lt;=S1&lt;=2, ឬ Matrix Aij ដែលមាន៤Row ៣ Column</text:p>
      <text:p text:style-name="P2"/>
      <text:p text:style-name="P3">ចូរសរសេររបៀបផ្ទុកធាតុនិមួយៗនៃ Arrayនេះ</text:p>
      <text:p text:style-name="P3">A. ផ្ទុកតាមជួរដេកជាចម្បង(Row major order)</text:p>
      <text:p text:style-name="P3">B. ផ្ទុកតាមជួរឈរជាចម្បង(Column major order)</text:p>
      <text:p text:style-name="P3"/>
      <text:p text:style-name="P3"/>
      <text:p text:style-name="P3">២. <text:s/>ចូរសរសេររបៀបផ្ទុកធាតុនិមួយៗនៃ Array ៣ វិមាត្រ (A, S0, S1, S2) ជាមួយ 0&lt;=S0&lt;=1, <text:s/>0&lt;=S1&lt;=2, <text:s/>0&lt;=S2&lt;=3 តាមលំនាំ:</text:p>
      <text:p text:style-name="P3">A.ផ្ទុកតាមជួរដេកជាចម្បង(Row major order)</text:p>
      <text:p text:style-name="P3">B. ផ្ទុកតាមជួរឈរជាចម្បង(Column major order)</text:p>
      <text:p text:style-name="P3"/>
      <text:p text:style-name="P4">3. ចូរសរសេរStatement C programming សម្តែងអោយការផ្ទុកតាម Row and Column Major Order របស់ Ex1 and Ex2<text:span text:style-name="T2">។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4T22:34:33.814202536</dc:date>
    <meta:editing-duration>PT18M41S</meta:editing-duration>
    <meta:editing-cycles>6</meta:editing-cycles>
    <meta:document-statistic meta:table-count="0" meta:image-count="0" meta:object-count="0" meta:page-count="1" meta:paragraph-count="10" meta:word-count="67" meta:character-count="462" meta:non-whitespace-character-count="401"/>
  </office:meta>
</office:document-meta>
</file>